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ccccc" loext:opacity="100%" style:font-name="Droid Sans Mono" fo:font-size="12pt" fo:language="sv" fo:country="SE" fo:font-weight="normal" officeooo:rsid="001297ab" officeooo:paragraph-rsid="001297ab" fo:background-color="transparent" style:font-size-asian="12pt" style:font-size-complex="12pt"/>
    </style:style>
    <style:style style:name="P2" style:family="paragraph" style:parent-style-name="Standard">
      <style:paragraph-properties style:line-height-at-least="0.198in"/>
      <style:text-properties fo:color="#000000" loext:opacity="100%" style:font-name="Droid Sans Mono" fo:font-size="12pt" fo:language="sv" fo:country="SE" fo:font-weight="normal" fo:background-color="transparent" style:font-size-asian="12pt" style:font-size-complex="12pt"/>
    </style:style>
    <style:style style:name="P3" style:family="paragraph" style:parent-style-name="Standard">
      <style:paragraph-properties style:line-height-at-least="0.198in"/>
      <style:text-properties fo:color="#000000" loext:opacity="100%" style:font-name="Droid Sans Mono" fo:font-size="12pt" fo:language="sv" fo:country="SE" fo:font-weight="normal" officeooo:paragraph-rsid="0014efd2" fo:background-color="transparent" style:font-size-asian="12pt" style:font-size-complex="12pt"/>
    </style:style>
    <style:style style:name="P4" style:family="paragraph" style:parent-style-name="Standard">
      <style:text-properties fo:color="#000000" loext:opacity="100%" style:font-name="Droid Sans Mono" fo:font-size="12pt" fo:language="sv" fo:country="SE" fo:font-weight="normal" officeooo:rsid="001297ab" officeooo:paragraph-rsid="0014c2b6" fo:background-color="transparent" style:font-size-asian="12pt" style:font-size-complex="12pt"/>
    </style:style>
    <style:style style:name="P5" style:family="paragraph" style:parent-style-name="Standard">
      <style:text-properties fo:color="#000000" loext:opacity="100%" style:font-name="Droid Sans Mono" fo:font-size="12pt" fo:language="sv" fo:country="SE" fo:font-weight="normal" officeooo:rsid="001297ab" officeooo:paragraph-rsid="001297ab" fo:background-color="transparent" style:font-size-asian="12pt" style:font-size-complex="12pt"/>
    </style:style>
    <style:style style:name="P6" style:family="paragraph" style:parent-style-name="Standard">
      <style:text-properties fo:color="#000000" loext:opacity="100%" fo:font-size="12pt" fo:language="sv" fo:country="SE" officeooo:rsid="001297ab" officeooo:paragraph-rsid="0014c2b6" fo:background-color="transparent" style:font-size-asian="12pt" style:font-size-complex="12pt"/>
    </style:style>
    <style:style style:name="P7" style:family="paragraph" style:parent-style-name="Standard">
      <style:text-properties fo:color="#000000" loext:opacity="100%" fo:font-size="12pt" fo:language="sv" fo:country="SE" officeooo:rsid="0014efd2" officeooo:paragraph-rsid="0014efd2" fo:background-color="transparent" style:font-size-asian="12pt" style:font-size-complex="12pt"/>
    </style:style>
    <style:style style:name="P8" style:family="paragraph" style:parent-style-name="Standard">
      <style:text-properties fo:color="#000000" loext:opacity="100%" fo:language="sv" fo:country="SE" officeooo:rsid="001297ab" officeooo:paragraph-rsid="001297ab" fo:background-color="transparent"/>
    </style:style>
    <style:style style:name="P9" style:family="paragraph" style:parent-style-name="Standard">
      <style:paragraph-properties style:line-height-at-least="0.198in"/>
      <style:text-properties fo:color="#000000" loext:opacity="100%" style:font-name="Liberation Serif" fo:font-size="12pt" fo:language="sv" fo:country="SE" fo:font-weight="normal" officeooo:rsid="001604d0" officeooo:paragraph-rsid="001604d0" fo:background-color="transparent" style:font-size-asian="12pt" style:font-size-complex="12pt"/>
    </style:style>
    <style:style style:name="P10" style:family="paragraph" style:parent-style-name="Standard">
      <style:paragraph-properties style:line-height-at-least="0.198in"/>
      <style:text-properties fo:color="#000000" loext:opacity="100%" style:font-name="Liberation Serif" fo:font-size="12pt" fo:language="sv" fo:country="SE" fo:font-weight="normal" officeooo:rsid="0014c2b6" officeooo:paragraph-rsid="0014c2b6" fo:background-color="transparent" style:font-size-asian="12pt" style:font-size-complex="12pt"/>
    </style:style>
    <style:style style:name="P11" style:family="paragraph" style:parent-style-name="Standard">
      <style:paragraph-properties fo:text-align="center" style:justify-single-word="false"/>
      <style:text-properties fo:font-size="24pt" fo:language="sv" fo:country="SE" fo:font-weight="bold" officeooo:rsid="000ef88a" officeooo:paragraph-rsid="000ef88a" style:font-size-asian="24pt" style:font-weight-asian="bold" style:font-size-complex="24pt" style:font-weight-complex="bold"/>
    </style:style>
    <style:style style:name="P12" style:family="paragraph" style:parent-style-name="Standard">
      <style:text-properties fo:font-size="14pt" fo:language="sv" fo:country="SE" fo:font-weight="bold" officeooo:rsid="001297ab" officeooo:paragraph-rsid="001297ab" style:font-size-asian="14pt" style:font-weight-asian="bold" style:font-size-complex="14pt" style:font-weight-complex="bold"/>
    </style:style>
    <style:style style:name="P13" style:family="paragraph" style:parent-style-name="Standard">
      <style:text-properties fo:font-size="14pt" fo:language="sv" fo:country="SE" fo:font-weight="bold" officeooo:rsid="001297ab" officeooo:paragraph-rsid="0014c2b6" style:font-size-asian="14pt" style:font-weight-asian="bold" style:font-size-complex="14pt" style:font-weight-complex="bold"/>
    </style:style>
    <style:style style:name="P14" style:family="paragraph" style:parent-style-name="Standard">
      <style:text-properties fo:font-size="14pt" fo:language="sv" fo:country="SE" fo:font-weight="bold" officeooo:rsid="001604d0" officeooo:paragraph-rsid="001604d0"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8pt" fo:language="sv" fo:country="SE" fo:font-weight="bold" officeooo:rsid="0010ed54" officeooo:paragraph-rsid="0010ed54" style:font-size-asian="18pt" style:font-weight-asian="bold" style:font-size-complex="18pt" style:font-weight-complex="bold"/>
    </style:style>
    <style:style style:name="P16" style:family="paragraph" style:parent-style-name="Standard">
      <style:text-properties fo:font-size="12pt" fo:language="sv" fo:country="SE" officeooo:rsid="001297ab" officeooo:paragraph-rsid="001297ab" style:font-size-asian="12pt" style:font-size-complex="12pt"/>
    </style:style>
    <style:style style:name="P17" style:family="paragraph" style:parent-style-name="Standard">
      <style:text-properties fo:font-size="12pt" fo:language="sv" fo:country="SE" officeooo:rsid="001297ab" officeooo:paragraph-rsid="0014c2b6" style:font-size-asian="12pt" style:font-size-complex="12pt"/>
    </style:style>
    <style:style style:name="P18" style:family="paragraph" style:parent-style-name="Standard">
      <style:text-properties fo:font-size="12pt" fo:language="sv" fo:country="SE" fo:font-weight="normal" officeooo:rsid="001604d0" officeooo:paragraph-rsid="001604d0" style:font-size-asian="12pt" style:font-weight-asian="normal" style:font-size-complex="12pt" style:font-weight-complex="normal"/>
    </style:style>
    <style:style style:name="P19" style:family="paragraph" style:parent-style-name="Standard">
      <style:text-properties fo:font-size="12pt" fo:language="sv" fo:country="SE" fo:font-weight="normal" officeooo:rsid="00180584" officeooo:paragraph-rsid="001a5140" style:font-size-asian="10.5pt" style:font-weight-asian="normal" style:font-size-complex="12pt" style:font-weight-complex="normal"/>
    </style:style>
    <style:style style:name="P20" style:family="paragraph" style:parent-style-name="Standard">
      <style:text-properties fo:font-size="12pt" fo:language="sv" fo:country="SE" fo:font-weight="bold" officeooo:rsid="0010ed54" officeooo:paragraph-rsid="0010ed54" style:font-size-asian="10.5pt" style:font-weight-asian="bold" style:font-size-complex="12pt" style:font-weight-complex="bold"/>
    </style:style>
    <style:style style:name="P21" style:family="paragraph" style:parent-style-name="Standard">
      <style:text-properties fo:language="sv" fo:country="SE" officeooo:rsid="000ef88a" officeooo:paragraph-rsid="000ef88a"/>
    </style:style>
    <style:style style:name="P22" style:family="paragraph" style:parent-style-name="Standard">
      <style:text-properties fo:language="sv" fo:country="SE" officeooo:rsid="0010ed54" officeooo:paragraph-rsid="0010ed54"/>
    </style:style>
    <style:style style:name="P23" style:family="paragraph" style:parent-style-name="Standard">
      <style:text-properties fo:language="sv" fo:country="SE" officeooo:rsid="001297ab" officeooo:paragraph-rsid="001297ab"/>
    </style:style>
    <style:style style:name="P24" style:family="paragraph" style:parent-style-name="Standard">
      <style:text-properties fo:language="sv" fo:country="SE" officeooo:rsid="001297ab" officeooo:paragraph-rsid="0014c2b6"/>
    </style:style>
    <style:style style:name="P25" style:family="paragraph" style:parent-style-name="Standard">
      <style:text-properties fo:language="sv" fo:country="SE" fo:font-weight="bold" officeooo:rsid="001297ab" officeooo:paragraph-rsid="001297ab" style:font-weight-asian="bold" style:font-weight-complex="bold"/>
    </style:style>
    <style:style style:name="T1" style:family="text">
      <style:text-properties officeooo:rsid="0010ed54"/>
    </style:style>
    <style:style style:name="T2" style:family="text">
      <style:text-properties officeooo:rsid="00149421"/>
    </style:style>
    <style:style style:name="T3" style:family="text">
      <style:text-properties officeooo:rsid="0014c2b6"/>
    </style:style>
    <style:style style:name="T4" style:family="text">
      <style:text-properties fo:color="#000000" loext:opacity="100%"/>
    </style:style>
    <style:style style:name="T5" style:family="text">
      <style:text-properties fo:color="#000000" loext:opacity="100%" officeooo:rsid="0014c2b6"/>
    </style:style>
    <style:style style:name="T6" style:family="text">
      <style:text-properties officeooo:rsid="0014efd2"/>
    </style:style>
    <style:style style:name="T7" style:family="text">
      <style:text-properties officeooo:rsid="0015c5f2"/>
    </style:style>
    <style:style style:name="T8" style:family="text">
      <style:text-properties officeooo:rsid="001604d0"/>
    </style:style>
    <style:style style:name="T9" style:family="text">
      <style:text-properties officeooo:rsid="0016ba75"/>
    </style:style>
    <style:style style:name="T10" style:family="text">
      <style:text-properties officeooo:rsid="0019b990"/>
    </style:style>
    <style:style style:name="T11" style:family="text">
      <style:text-properties officeooo:rsid="001a5140"/>
    </style:style>
    <style:style style:name="T12" style:family="text">
      <style:text-properties officeooo:rsid="001e1831"/>
    </style:style>
    <style:style style:name="T13" style:family="text">
      <style:text-properties officeooo:rsid="00232b95"/>
    </style:style>
    <style:style style:name="T14" style:family="text">
      <style:text-properties officeooo:rsid="00239502"/>
    </style:style>
    <style:style style:name="T15" style:family="text">
      <style:text-properties officeooo:rsid="00243626"/>
    </style:style>
    <style:style style:name="T16" style:family="text">
      <style:text-properties officeooo:rsid="00254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lys av data och ideér för hur data ska organiseras.</text:p>
      <text:p text:style-name="P21"/>
      <text:p text:style-name="P15">Översikt</text:p>
      <text:p text:style-name="P21"/>
      <text:p text:style-name="P21">Datan för projektet kommer som GeoJSON filer. GeoJSON är helt enkelt bara JSON-filer som är anpassade för spatial data. I dessa filer är datan organiserad som så kallade “featurecollections” och “features”. En feature I GeoJSON är ett objekt som innehåller spatial data och en FeatureCollection är helt enkelt en samling av feature-objekt som innehåller spatiala datatyper. Datan som vi använder till projektet använder bara sig av “point” och “LineString” datatyperna, alltså bara punkter och linjer.</text:p>
      <text:p text:style-name="P21"/>
      <text:p text:style-name="P15">Hur datan är organiserad</text:p>
      <text:p text:style-name="P22"/>
      <text:p text:style-name="P16">Datan kommer som elva olika JSON-filer. Dessa filer är:</text:p>
      <text:p text:style-name="P16"/>
      <text:p text:style-name="P12">- badplatser.json</text:p>
      <text:p text:style-name="P23"/>
      <text:p text:style-name="P16">Innehåller data för vart badplatser befinner sig som en point samt beskrivningar av badplatserna. Objektets spatiala datatyp är en point och beskrivningarna är organiserade enligt följande princip:</text:p>
      <text:p text:style-name="P16"/>
      <text:p text:style-name="P1"><text:span text:style-name="T4">“NAMN": "</text:span><text:span text:style-name="T5">Namnet på platsen där den befinner sig</text:span><text:span text:style-name="T4">",</text:span></text:p>
      <text:p text:style-name="P2">"GATUADRESS": "<text:span text:style-name="T3">Gatuadressen</text:span>",</text:p>
      <text:p text:style-name="P2">"ORT": "<text:span text:style-name="T3">Orten</text:span>",</text:p>
      <text:p text:style-name="P2">"BESKR_KORT": "<text:span text:style-name="T3">Beskrivning av badplatsen.</text:span>",</text:p>
      <text:p text:style-name="P2">"URL": "<text:span text:style-name="T3">Hemsida</text:span>",</text:p>
      <text:p text:style-name="P2">"UPDDATUM": "<text:span text:style-name="T3">Troligtvis senaste datumet då datan blev uppdaterad.</text:span>"</text:p>
      <text:p text:style-name="P2"/>
      <text:p text:style-name="P10">På vissa av badplatserna kan någon eller flera av dessa ha datatypen “null” istället för en string.</text:p>
      <text:p text:style-name="P23"/>
      <text:p text:style-name="P24"/>
      <text:p text:style-name="P13">- idrott_motion.json</text:p>
      <text:p text:style-name="P17">Innehåller data fört vart idrottsplattser befinner sig som en point samt beskrivningar av platserna. Datan är organiserad enligt följande princip:</text:p>
      <text:p text:style-name="P17"/>
      <text:p text:style-name="P4">"NAMN": "<text:span text:style-name="T6">Namnet på idrottsplatsen</text:span>",</text:p>
      <text:p text:style-name="P2">"GATUADRESS": “<text:span text:style-name="T6">Gatuadressen</text:span>”,</text:p>
      <text:p text:style-name="P2">"ORT": “<text:span text:style-name="T6">Orten</text:span>”,</text:p>
      <text:p text:style-name="P2">"BESKR_KORT": “<text:span text:style-name="T6">Beskrivning av idrottsplatsen</text:span>”,</text:p>
      <text:p text:style-name="P2">"URL": “<text:span text:style-name="T6">Hemsida</text:span>”,</text:p>
      <text:p text:style-name="P3">"UPDDATUM": "<text:span text:style-name="T3">Troligtvis senaste datumet då datan blev uppdaterad.</text:span>"</text:p>
      <text:p text:style-name="P6"/>
      <text:p text:style-name="P7">På vissa av idrottsplatserna kan en eller flera av dessa ha datatypen “null” istället för en string.</text:p>
      <text:p text:style-name="P17"/>
      <text:p text:style-name="P13"/>
      <text:p text:style-name="P13"/>
      <text:p text:style-name="P13"/>
      <text:p text:style-name="P13">- lekplatser.json</text:p>
      <text:p text:style-name="P17"><text:soft-page-break/><text:span text:style-name="T3">In</text:span><text:span text:style-name="T15">n</text:span><text:span text:style-name="T3">ehåller data för vart lekplatser befinner sig </text:span><text:span text:style-name="T11">som en point</text:span><text:span text:style-name="T3"> samt namn. </text:span><text:span text:style-name="T6">Eftersom lekplatserna bara in</text:span><text:span text:style-name="T15">n</text:span><text:span text:style-name="T6">ehåller namnet på lekplatsen så är datan organiserad enligt följande princip:</text:span></text:p>
      <text:p text:style-name="P17"/>
      <text:p text:style-name="P4">"Namn": "<text:span text:style-name="T6">Namn</text:span>"</text:p>
      <text:p text:style-name="P24"/>
      <text:p text:style-name="P23"/>
      <text:p text:style-name="P25"/>
      <text:p text:style-name="P12">- livr<text:span text:style-name="T2">a</text:span>ddningsutrus<text:span text:style-name="T2">t</text:span>ning.json</text:p>
      <text:p text:style-name="P23"/>
      <text:p text:style-name="P16"><text:span text:style-name="T3">I</text:span><text:span text:style-name="T14">n</text:span><text:span text:style-name="T3">nehåller data för vart livräddningsutrustning finns </text:span><text:span text:style-name="T11">som en point</text:span><text:span text:style-name="T3"> samt vad för typ av livsräddningsutrustning det är. </text:span><text:span text:style-name="T7">Datan är organiserad enligt följande princip:</text:span></text:p>
      <text:p text:style-name="P16"/>
      <text:p text:style-name="P5">"TYP": "<text:span text:style-name="T7">Typ av livräddningsutrustning</text:span>",</text:p>
      <text:p text:style-name="P2">"UPDDATUM": "<text:span text:style-name="T7">Troligtvis senaste datumet då datan blev uppdaterad.</text:span>"</text:p>
      <text:p text:style-name="P8"/>
      <text:p text:style-name="P23"/>
      <text:p text:style-name="P12">- <text:span text:style-name="T2">motionsspar.json</text:span></text:p>
      <text:p text:style-name="P23"/>
      <text:p text:style-name="P16"><text:span text:style-name="T3">In</text:span><text:span text:style-name="T13">n</text:span><text:span text:style-name="T3">ehåller data för motionspår samt beskrivningar. </text:span><text:span text:style-name="T7">Motionspårets spatiala data är en linestring. Datan för beskrivningar är organiserad enligt följande princip:</text:span></text:p>
      <text:p text:style-name="P5"/>
      <text:p text:style-name="P2">"OBJEKTID":<text:span text:style-name="T7">objektID som INT</text:span>,</text:p>
      <text:p text:style-name="P2">"NAMN":"<text:span text:style-name="T7">Namnet samt längden på spåret I km</text:span>",</text:p>
      <text:p text:style-name="P2">"BESKRVN":"<text:span text:style-name="T7">Beskrivning av spåret</text:span>",</text:p>
      <text:p text:style-name="P2">"ANDAMAL":"<text:span text:style-name="T7">Ändamålet för motionsspåret (löpning, vandring etc)</text:span>",</text:p>
      <text:p text:style-name="P2">"INFO":"<text:span text:style-name="T7">Information om spåret</text:span>",</text:p>
      <text:p text:style-name="P2">"EXTRA_INFO":"<text:span text:style-name="T7">Extra information om spåret</text:span>",</text:p>
      <text:p text:style-name="P2">"BESTMLSR":”<text:span text:style-name="T7">Bestämmelser för vad som är tillåtet I spåret.</text:span>”,</text:p>
      <text:p text:style-name="P2">"Shape.STLength()":<text:span text:style-name="T7">Troligtvis längden för spåret</text:span>,</text:p>
      <text:p text:style-name="P2">"FILNAMN":"<text:span text:style-name="T7">Filnamnet (är “motionsspar” på alla)”</text:span></text:p>
      <text:p text:style-name="P23"/>
      <text:p text:style-name="P12">- <text:span text:style-name="T2">offentliga_toaletter.json</text:span></text:p>
      <text:p text:style-name="P23"/>
      <text:p text:style-name="P16">Innehåller data för vart offentliga toaletter finns som en point samt namn. Eftersom den beskrivande datan bara innehåller namn är den organiserad enligt följande princip:</text:p>
      <text:p text:style-name="P16"/>
      <text:p text:style-name="P5">"BENAMN": "Regementsparken"</text:p>
      <text:p text:style-name="P16"/>
      <text:p text:style-name="P12">- <text:span text:style-name="T2">papperskorgar.json</text:span></text:p>
      <text:p text:style-name="P23"/>
      <text:p text:style-name="P16">Innehåller data för vart papperskorgar finns som en point samt beskrivningar av papperskorgarna. Den beskrivande datan är organiserad enligt följande princip.</text:p>
      <text:p text:style-name="P16"/>
      <text:p text:style-name="P5">"PRODTYP": "<text:span text:style-name="T8">Vilken typ av soptunna det är</text:span>",</text:p>
      <text:p text:style-name="P2">"MATMETOD": “<text:span text:style-name="T8">Verkar inehålla information om soptunnan har någon form av digitalisering”</text:span>,</text:p>
      <text:p text:style-name="P2">"UPDDATUM": "<text:span text:style-name="T8">Troligtvis senaste datumet datan blev uppdaterad.</text:span>"</text:p>
      <text:p text:style-name="P23"/>
      <text:p text:style-name="P23"/>
      <text:p text:style-name="P23"/>
      <text:p text:style-name="P12">- <text:span text:style-name="T2">pulkabackar.json</text:span></text:p>
      <text:p text:style-name="P16"><text:soft-page-break/><text:span text:style-name="T3">Inehåller data för vart </text:span><text:span text:style-name="T12">pulkabackar </text:span><text:span text:style-name="T3">finns </text:span><text:span text:style-name="T11">som en point</text:span><text:span text:style-name="T3"> </text:span><text:span text:style-name="T8">samt objektID och namn. Eftersom den beskrivande datan bara inehåller objektID och namn är den organiserad enligt följande princip.</text:span></text:p>
      <text:p text:style-name="P16"/>
      <text:p text:style-name="P5">"OBJEKTID":<text:span text:style-name="T8">ObjektID som INT</text:span>,</text:p>
      <text:p text:style-name="P2">"NAMN":"<text:span text:style-name="T8">Namnet på pulkabacken</text:span>"</text:p>
      <text:p text:style-name="P16"/>
      <text:p text:style-name="P12">- <text:span text:style-name="T2">Rastplatser.json</text:span></text:p>
      <text:p text:style-name="P23"/>
      <text:p text:style-name="P16"><text:span text:style-name="T3">Inehåller data för vart rastplatser finns </text:span><text:span text:style-name="T11">som en point</text:span><text:span text:style-name="T3"> </text:span><text:span text:style-name="T8">samt beskrivning</text:span><text:span text:style-name="T3">. </text:span><text:span text:style-name="T8">Den beskrivande datan är organiserad enligt följande princip:</text:span></text:p>
      <text:p text:style-name="P16"/>
      <text:p text:style-name="P5">"OBJEKTID": <text:span text:style-name="T8">ObjektID som INT</text:span>,</text:p>
      <text:p text:style-name="P2">"NAMN":"<text:span text:style-name="T8">Namnet på rastplatsen</text:span>",</text:p>
      <text:p text:style-name="P2">"BESKRVN":"<text:span text:style-name="T8">Beskrivning av rastplatsen.</text:span>",</text:p>
      <text:p text:style-name="P2">"ANDAMAL":"Rastplats",</text:p>
      <text:p text:style-name="P2">"INFO":"<text:span text:style-name="T8">Ändamålet för rastplatsen (är Rastplats på alla objekten)</text:span>",</text:p>
      <text:p text:style-name="P2">"FILNAMN":"<text:span text:style-name="T8">Filnamnet (Är Ratsplatser för alla objekten)</text:span>"</text:p>
      <text:p text:style-name="P2"/>
      <text:p text:style-name="P9">Värt att notera är att detta är den ända json-filen som startar med en stor bokstav.</text:p>
      <text:p text:style-name="P23"/>
      <text:p text:style-name="P12">- <text:span text:style-name="T3">spontanidrott.json</text:span></text:p>
      <text:p text:style-name="P16">Innehåller data för olika idrottsplatser som inte faller inom kriteriet för tidigare idrottsplatser, till exempel fotbollsplan och tennisbanor, samt beskrivande data. Den spatiala datatypen är en point, den beskrivande datan är organiserad enligt följande princip:</text:p>
      <text:p text:style-name="P16"/>
      <text:p text:style-name="P5">"NAMN":"<text:span text:style-name="T8">Namnet på idrottsplatsen</text:span>”,</text:p>
      <text:p text:style-name="P2">"TYP":"<text:span text:style-name="T8">Typ av idrottsplats</text:span>",</text:p>
      <text:p text:style-name="P2">"UPDDATUM":"<text:span text:style-name="T8">Troligtvis senaste datumet då datan blev uppdaterad</text:span>"</text:p>
      <text:p text:style-name="P23"/>
      <text:p text:style-name="P23"/>
      <text:p text:style-name="P12">- <text:span text:style-name="T3">utegym.json</text:span></text:p>
      <text:p text:style-name="P14"/>
      <text:p text:style-name="P18">Innehåller data för utegym samt namnet för utegymen. Eftersom den beskrivande datan bara innehåller namn är den organiserad enligt följande princip:</text:p>
      <text:p text:style-name="P18"/>
      <text:p text:style-name="P5">"NAMN":"Forsbacka Utegym"</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text:p>
      <text:p text:style-name="P15">Hur ska <text:span text:style-name="T9">datan organiseras</text:span>?</text:p>
      <text:p text:style-name="P20"/>
      <text:p text:style-name="P19"><text:soft-page-break/>Eftersom flera av JSON-filerna behandlar objekt som hör till motions och idrottsplatser så föreslår jag att dessa JSON-filer borde organiseras under en underrubrik under ett namn som exempelvis “Motion och Idrott”. Om man trycker på denna knapp I appen så skulle användaren senare kunna sortera mer detaljerat efter vad dom letar efter, exempelvis bara utegym och spontanidrott. Motionspåren bör dock inte kopplas ihop med denna data utan istället vara en egen kategori då motionsspåren är de enda objekten som använder sig av linestrings för att rita ut en rutt. </text:p>
      <text:p text:style-name="P19"/>
      <text:p text:style-name="P19">På samma sätt skulle lekplatser och pulkabackar kunna kategoriseras ihop då båda är relaterade till lek för barn, om vi skulle vilja göra det mer komplicerat skulle vi också kunna automatiskt filtrera ut pulkabackar då det inte är vinter men det går nog utanför omfattningen för detta projek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5:16:31.117307810</meta:creation-date>
    <dc:date>2025-04-27T20:51:29.291650047</dc:date>
    <meta:editing-duration>PT39M56S</meta:editing-duration>
    <meta:editing-cycles>17</meta:editing-cycles>
    <meta:generator>LibreOffice/7.3.7.2$Linux_X86_64 LibreOffice_project/30$Build-2</meta:generator>
    <meta:document-statistic meta:table-count="0" meta:image-count="0" meta:object-count="0" meta:page-count="4" meta:paragraph-count="74" meta:word-count="755" meta:character-count="5556" meta:non-whitespace-character-count="4872"/>
  </office:meta>
</office:document-meta>
</file>